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d320" draw:fill-gradient-name="Grün" draw:textarea-horizontal-align="justify" draw:textarea-vertical-align="middle" draw:auto-grow-height="false" fo:min-height="2.458cm" fo:min-width="2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14cm" fo:min-width="0.063cm"/>
    </style:style>
    <style:style style:name="gr4" style:family="graphic" style:parent-style-name="standard">
      <style:graphic-properties draw:textarea-horizontal-align="justify" draw:textarea-vertical-align="middle" draw:auto-grow-height="false" fo:min-height="0.282cm" fo:min-width="0.384cm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3cm" svg:x="0.5cm" svg:y="0.5cm">
          <text:p/>
          <draw:enhanced-geometry svg:viewBox="0 0 21600 21600" draw:path-stretchpoint-x="10800" draw:path-stretchpoint-y="10800" draw:text-areas="?f3 ?f4 ?f5 ?f6" draw:type="round-rectangle" draw:modifiers="2180.87304231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0.5cm" svg:x="1.75cm" svg:y="0.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.75cm" svg:y="3.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5cm" svg:height="0.75cm" svg:x="3.125cm" svg:y="1.625cm">
          <text:p text:style-name="P1"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5cm" svg:height="0.5cm" svg:x="0.25cm" svg:y="1.7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.25cm" svg:height="0.75cm" svg:x="1.375cm" svg:y="1.62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558cm" svg:y1="2.266cm" svg:x2="2.442cm" svg:y2="2.266cm" draw:start-shape="id1" draw:start-glue-point="7" draw:end-shape="id1" draw:end-glue-point="9" svg:d="M1558 2266c0 990 884 990 884 0" svg:viewBox="0 0 885 744">
          <text:p/>
        </draw:connector>
        <draw:connector draw:style-name="gr5" draw:text-style-name="P1" draw:layer="layout" draw:type="curve" svg:x1="2.442cm" svg:y1="1.734cm" svg:x2="1.558cm" svg:y2="1.734cm" draw:start-shape="id1" draw:start-glue-point="11" draw:end-shape="id1" draw:end-glue-point="5" svg:d="M2442 1734c0-988-884-988-884 0" svg:viewBox="0 0 885 7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ün" draw:style="linear" draw:start-color="#aecf00" draw:end-color="#579d1c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49cm" draw:marker-start-center="false" draw:marker-end-width="0.34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2:21:10.630000000</meta:creation-date>
    <dc:date>2015-05-29T09:02:54.780000000</dc:date>
    <meta:editing-duration>PT11M25S</meta:editing-duration>
    <meta:editing-cycles>2</meta:editing-cycles>
    <meta:generator>LibreOffice/4.3.7.2$Windows_x86 LibreOffice_project/8a35821d8636a03b8bf4e15b48f59794652c68ba</meta:generator>
    <meta:document-statistic meta:object-count="8"/>
  </office:meta>
</office:document-meta>
</file>